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155a"/>
    </style:style>
    <style:style style:name="P2" style:family="paragraph" style:parent-style-name="Standard">
      <style:text-properties officeooo:paragraph-rsid="00102885"/>
    </style:style>
    <style:style style:name="P3" style:family="paragraph" style:parent-style-name="Standard">
      <style:text-properties officeooo:paragraph-rsid="00118b70"/>
    </style:style>
    <style:style style:name="P4" style:family="paragraph" style:parent-style-name="Standard">
      <style:text-properties officeooo:rsid="00129475" officeooo:paragraph-rsid="00129475"/>
    </style:style>
    <style:style style:name="T1" style:family="text">
      <style:text-properties officeooo:rsid="00118b70"/>
    </style:style>
    <style:style style:name="T2" style:family="text">
      <style:text-properties officeooo:rsid="00129475"/>
    </style:style>
    <style:style style:name="T3" style:family="text">
      <style:text-properties officeooo:rsid="001456ed"/>
    </style:style>
    <style:style style:name="T4" style:family="text">
      <style:text-properties officeooo:rsid="00145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OpenMRS System Test <text:span text:style-name="T3">for adding vitals</text:span></text:p>
      <text:p text:style-name="P1"/>
      <text:p text:style-name="P1">## System Test</text:p>
      <text:p text:style-name="P1">1. <text:s/>Navigate to &lt;<text:a xlink:type="simple" xlink:href="https://demo.openmrs.org/openmrs/" text:style-name="Internet_20_link" text:visited-style-name="Visited_20_Internet_20_Link">https://demo.openmrs.org/openmrs/</text:a>&gt;</text:p>
      <text:p text:style-name="P1">2. <text:s/>Type the username `admin` in the "Username" field</text:p>
      <text:p text:style-name="P1">3. <text:s/>Type the password `Admin123` in the "Password" field</text:p>
      <text:p text:style-name="P1">4. <text:s/>Click "<text:span text:style-name="T1">Laboratory</text:span>"</text:p>
      <text:p text:style-name="P2">5. <text:s/>Click "Log In"</text:p>
      <text:p text:style-name="P2"/>
      <text:p text:style-name="P2">The app should now display the main menu for "Super User () at <text:span text:style-name="T1">Laboratory</text:span>".</text:p>
      <text:p text:style-name="P2"/>
      <text:p text:style-name="P1">6. <text:s/>Click "<text:span text:style-name="T1">Find Patient Record</text:span>"</text:p>
      <text:p text:style-name="P1"/>
      <text:p text:style-name="P3">The app should now display the <text:span text:style-name="T1">patient list</text:span></text:p>
      <text:p text:style-name="P1"/>
      <text:p text:style-name="P1">7. <text:s/>Click "<text:span text:style-name="T1">Scooter Cornfield</text:span>" <text:span text:style-name="T1">row</text:span></text:p>
      <text:p text:style-name="P1">8. <text:s/><text:span text:style-name="T1">In the “General Action” dialog, click “Start Visit”</text:span></text:p>
      <text:p text:style-name="P1">9. <text:s/><text:span text:style-name="T1">Click “Confirm”</text:span></text:p>
      <text:p text:style-name="P1"/>
      <text:p text:style-name="P1">The app should now display the <text:span text:style-name="T1">visit record for this patient</text:span></text:p>
      <text:p text:style-name="P1"/>
      <text:p text:style-name="P1">10. Click on “<text:span text:style-name="T1">Capture Vitals”</text:span></text:p>
      <text:p text:style-name="P1">11. <text:span text:style-name="T1">Enter height: “167cm”</text:span></text:p>
      <text:p text:style-name="P1">1<text:span text:style-name="T2">2</text:span>. <text:span text:style-name="T2">Navigate to the “Confirm” section</text:span></text:p>
      <text:p text:style-name="P4">13. Click “<text:span text:style-name="T4">Save</text:span>”</text:p>
      <text:p text:style-name="P1"/>
      <text:p text:style-name="P1">OpenMRS should <text:span text:style-name="T2">now have this patient’s height recorded in the data.</text:span></text:p>
      <text:p text:style-name="P1"/>
      <text:p text:style-name="P1">## Actual Result (when reporting a bug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0:58:31.392159831</meta:creation-date>
    <dc:date>2020-11-11T12:11:31.506257576</dc:date>
    <meta:editing-duration>PT11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30" meta:character-count="782" meta:non-whitespace-character-count="663"/>
  </office:meta>
</office:document-meta>
</file>